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6f4ce"/>
    </style:style>
    <style:style style:name="P2" style:family="paragraph" style:parent-style-name="Standard">
      <style:text-properties officeooo:paragraph-rsid="0008d1b3"/>
    </style:style>
    <style:style style:name="P3" style:family="paragraph" style:parent-style-name="Standard">
      <style:text-properties officeooo:rsid="000ab39e" officeooo:paragraph-rsid="000ab39e"/>
    </style:style>
    <style:style style:name="P4" style:family="paragraph" style:parent-style-name="Standard">
      <style:text-properties officeooo:paragraph-rsid="000ab39e"/>
    </style:style>
    <style:style style:name="T1" style:family="text">
      <style:text-properties officeooo:rsid="0006f4ce"/>
    </style:style>
    <style:style style:name="T2" style:family="text">
      <style:text-properties officeooo:rsid="0008d1b3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alidade de Software</text:p>
      <text:p text:style-name="P1"/>
      <text:p text:style-name="P1">O controle da qualidade deve ser realizado continuamente junto com o desenvolvimento, ainda antes de se dispor do código.</text:p>
      <text:p text:style-name="P1"><text:s/>Algumas propriedades do código são difíceis ou muito caras de testar. <text:span text:style-name="T1">T</text:span>orna-se necessário o uso de técnicas de controle da qualidade alternativas aos testes. </text:p>
      <text:p text:style-name="P1"><text:span text:style-name="T3">Revisões, e inspeções, </text:span>se bem realizadas, têm mostrado muito bons resultados.</text:p>
      <text:p text:style-name="P1"/>
      <text:p text:style-name="P1">• Uma <text:span text:style-name="T3">revisão </text:span>é uma leitura crítica do artefato e da documentação complementar, anotando: – os defeitos encontrados – as omissões – as dúvidas e dificuldades de compreensão – as possibilidades de melhoria </text:p>
      <text:p text:style-name="P1">• Uma <text:span text:style-name="T3">inspeção</text:span> é uma leitura crítica formalizada do artefato e da documentação complementar – segundo um plano definido – obedecendo a regras de leitura definidas – envolvendo uma pequena equipe – anotando defeitos, omissões, dúvidas e possibilidades de melhoria</text:p>
      <text:p text:style-name="P1"/>
      <text:p text:style-name="P1">• Revisões e inspeções eliminam defeitos antes que se propaguem (poluam) para outros artefatos ou para o serviço a ser prestado </text:p>
      <text:p text:style-name="P1">– um defeito na especificação provoca um erro ao criar a arquitetura (ou projeto), que se manifesta sob a forma de um defeito na arquitetura</text:p>
      <text:p text:style-name="P1">– um defeito na arquitetura provoca um erro ao criar o projeto, que se manifesta sob a forma de um defeito no projeto</text:p>
      <text:p text:style-name="P1">– um defeito em um projeto provoca um erro ao redigir o código, que se manifesta sob a forma de um defeito no código</text:p>
      <text:p text:style-name="P1">– a execução de um defeito no código pode causar um erro execução • lembre-se o erro precisa ser observado para tornar-se uma falh<text:span text:style-name="T2">a</text:span></text:p>
      <text:p text:style-name="P1"/>
      <text:p text:style-name="P2">• Revisões devem ser praticadas a partir do primeiro momento do desenvolvimento </text:p>
      <text:p text:style-name="P2">– reduzem significativamente o retrabalho inútil</text:p>
      <text:p text:style-name="P2">• quanto maior a latência do erro, maior a poluição provocada pelo erro e mais cara e demorada fica a depuração </text:p>
      <text:p text:style-name="P2">– porém não eliminam a possibilidade de defeitos passarem despercebidos</text:p>
      <text:p text:style-name="P2">• testes serão sempre necessário<text:span text:style-name="T2">s</text:span></text:p>
      <text:p text:style-name="P2"/>
      <text:p text:style-name="P2">/<text:span text:style-name="T3">/Técnicas de revisar ou inspecionar//</text:span></text:p>
      <text:p text:style-name="P2"/>
      <text:p text:style-name="P2">• Leitura simples </text:p>
      <text:p text:style-name="P2">– rever antes de prosseguir </text:p>
      <text:p text:style-name="P2"><text:tab/>• habitue-se a fazer isso sempre </text:p>
      <text:p text:style-name="P2">– procure ser rigoroso ao rever -<text:span text:style-name="T2">&gt;</text:span> ler para encontrar defeitos</text:p>
      <text:p text:style-name="P2">• Leitura dirigida segundo critérios estabelecidos </text:p>
      <text:p text:style-name="P2">– padrões de uso das linguagens de representação</text:p>
      <text:p text:style-name="P2">– manual de critérios</text:p>
      <text:p text:style-name="P2">– pode envolver técnicas formais</text:p>
      <text:p text:style-name="P2"><text:tab/>• argumentação da corretude</text:p>
      <text:p text:style-name="P2">• Leitura baseada em pontos de vista </text:p>
      <text:p text:style-name="P2">– segundo papéis desempenhados ou simulados pelo revisor</text:p>
      <text:p text:style-name="P2"/>
      <text:p text:style-name="P2">Modos de revisar</text:p>
      <text:p text:style-name="P4">• Revisão pelo próprio autor (desktop checking) </text:p>
      <text:p text:style-name="P4">– o autor lê e anota todos os problemas encontrados para, depois, removê-los</text:p>
      <text:p text:style-name="P4">• Desenvolvimento em pares (duplas) </text:p>
      <text:p text:style-name="P4"><text:tab/>– pair programming proposto por XP – eXtreme Programming</text:p>
      <text:p text:style-name="P4"><text:soft-page-break/>– o desenvolvimento de um artefato é realizado sempre por duas pessoas trabalhando em conjunto à frente de um mesmo computador</text:p>
      <text:p text:style-name="P4"/>
      <text:p text:style-name="P4">• Revisão por parceiros (peer review) </text:p>
      <text:p text:style-name="P4">– um dos parceiros (colega) do autor lê e anota todos os defeitos e demais problemas encontrados</text:p>
      <text:p text:style-name="P4"><text:tab/> • defeitos e outros problemas devem ser anotados em um documento (formulário)</text:p>
      <text:p text:style-name="P4">– de preferência à por escrito</text:p>
      <text:p text:style-name="P4"><text:s/><text:tab/>• pequenas melhorias podem ser anotadas no próprio artefato </text:p>
      <text:p text:style-name="P4">– seria bom se existisse editor capaz de registrar alterações e anotações » exemplo: registro de alterações em Word</text:p>
      <text:p text:style-name="P4"><text:tab/>• ninguém deve ficar ofendido com as anotações, o que está em jogo é a qualidade do artefato! </text:p>
      <text:p text:style-name="P4"><text:tab/>• ninguém deve deixar de anotar defeitos em virtude de algum receio de melindrar o autor </text:p>
      <text:p text:style-name="P4"><text:tab/><text:tab/>– o que não impede de ser bem educ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3:09:13.241242986</meta:creation-date>
    <dc:date>2018-08-13T13:44:42.507955909</dc:date>
    <meta:editing-duration>PT25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515" meta:character-count="3277" meta:non-whitespace-character-count="2749"/>
  </office:meta>
</office:document-meta>
</file>